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99">
      <style:text-properties style:font-name="Liberation Sans" style:font-name-asian="Droid Sans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CAN BUY</text:p>
          </table:table-cell>
          <table:table-cell office:value-type="string" calcext:value-type="string">
            <text:p>Price (in image)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ity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string" calcext:value-type="string">
            <text:p>Lake Tardica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rpl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mmunity Ch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tivity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bo's Gu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rpl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ncome T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tivity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10% or 20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uper Phun Thy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gtblu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han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tivity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tmanla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gtblu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magination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gtblu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Jai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ivity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tark's po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nk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enter for Seismic activ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ci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Synagog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ink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uper Best Friends ha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ink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ci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ang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ommunity Ches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tivity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armac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rang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Whistlin' Willy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Free parkin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ctivity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's Rhinoplas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Chan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ctivity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jou Cinem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lanetariu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ci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asta Bonit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ellow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Mal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ellow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Genetic Engineering Ranc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cial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Hell's pass hospi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llow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jai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ctivity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mmunity Cent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reen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olice Station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een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ommunity Ches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ctivity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ha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een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ci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hanc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ctivity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 Sto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lu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Luxury Tax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ctivity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lementar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u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9:20:33.939371724</meta:creation-date>
    <dc:date>2015-05-05T19:51:53.732226950</dc:date>
    <meta:editing-duration>PT11M37S</meta:editing-duration>
    <meta:editing-cycles>1</meta:editing-cycles>
    <meta:document-statistic meta:table-count="1" meta:cell-count="205" meta:object-count="0"/>
    <meta:generator>LibreOffice/4.4.1.2$Linux_x86 LibreOffice_project/45e2de17089c24a1fa810c8f975a7171ba4cd432</meta:generator>
  </office:meta>
</office:document-meta>
</file>